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s.get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StackTraceCleane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Mock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lugins.getDoNotMockEnfor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Memb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Instantiato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Mockito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.getAnnotation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